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0.6945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628in"/>
    </style:style>
    <style:style style:name="co5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number-columns-repeated="1019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>
            <text:p>toOrder</text:p>
          </table:table-cell>
          <table:table-cell table:style-name="ce1" office:value-type="string">
            <text:p>totInvenn</text:p>
          </table:table-cell>
          <table:table-cell table:style-name="ce1" office:value-type="string">
            <text:p>onHand</text:p>
          </table:table-cell>
          <table:table-cell table:style-name="ce1" office:value-type="string">
            <text:p>onOrder</text:p>
          </table:table-cell>
          <table:table-cell table:style-name="ce1" office:value-type="string">
            <text:p>reOrdPt</text:p>
          </table:table-cell>
          <table:table-cell table:number-columns-repeated="1019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4" table:formula="of:=[.C5]+[.D5]" office:value-type="float" office:value="60">
            <text:p>6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4" table:formula="of:=[.C6]+[.D6]" office:value-type="float" office:value="50">
            <text:p>5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4" table:formula="of:=[.C7]+[.D7]" office:value-type="float" office:value="40">
            <text:p>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1" office:value-type="float" office:value="115">
            <text:p>115</text:p>
          </table:table-cell>
          <table:table-cell table:style-name="ce4" table:formula="of:=[.C8]+[.D8]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4" table:formula="of:=[.C9]+[.D9]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4" table:formula="of:=[.C10]+[.D10]" office:value-type="float" office:value="35">
            <text:p>35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1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1" office:value-type="string">
            <text:p>toOrder</text:p>
          </table:table-cell>
          <table:table-cell table:style-name="ce1" office:value-type="string">
            <text:p>toInven</text:p>
          </table:table-cell>
          <table:table-cell table:style-name="ce1" office:value-type="string">
            <text:p>onHand</text:p>
          </table:table-cell>
          <table:table-cell table:style-name="ce1" office:value-type="string">
            <text:p>onOrder</text:p>
          </table:table-cell>
          <table:table-cell table:style-name="ce1" office:value-type="string">
            <text:p>reOrder</text:p>
          </table:table-cell>
          <table:table-cell table:number-columns-repeated="1019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4" table:formula="of:=[.C14]+[.D14]" office:value-type="float" office:value="60">
            <text:p>6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4" table:formula="of:=[.C15]+[.D15]" office:value-type="float" office:value="50">
            <text:p>5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4" table:formula="of:=[.C16]+[.D16]" office:value-type="float" office:value="40">
            <text:p>40</text:p>
          </table:table-cell>
          <table:table-cell table:style-name="ce1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22.50/23</text:p>
          </table:table-cell>
          <table:table-cell table:style-name="ce4" table:formula="of:=[.C17]+[.D17]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4" table:formula="of:=[.C18]+[.D18]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4" table:formula="of:=[.C19]+[.D19]" office:value-type="float" office:value="35">
            <text:p>35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1" office:value-type="string">
            <text:p>toOrder</text:p>
          </table:table-cell>
          <table:table-cell table:style-name="ce1" office:value-type="string">
            <text:p>totInvenn</text:p>
          </table:table-cell>
          <table:table-cell table:style-name="ce1" office:value-type="string">
            <text:p>onHand</text:p>
          </table:table-cell>
          <table:table-cell table:style-name="ce1" office:value-type="string">
            <text:p>onOrder</text:p>
          </table:table-cell>
          <table:table-cell table:style-name="ce1" office:value-type="string">
            <text:p>reOrdPt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4" table:formula="of:=[.C23]+[.D23]" office:value-type="float" office:value="60">
            <text:p>6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nn to check</text:p>
          </table:table-cell>
          <table:table-cell table:style-name="ce4" table:formula="of:=[.C24]+[.D24]" office:value-type="float" office:value="50">
            <text:p>5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[.C25]+[.D25]" office:value-type="float" office:value="40">
            <text:p>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[.C26]+[.D26]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[.C27]+[.D27]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[.C28]+[.D28]" office:value-type="float" office:value="35">
            <text:p>35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25">
            <text:p>25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5/05/2021</text:date>, <text:time>16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5T16:16:58.28</dc:date>
    <dc:creator>Beverly Bartkowski</dc:creator>
    <meta:document-statistic meta:table-count="1" meta:cell-count="101" meta:object-count="0"/>
    <meta:generator>OpenOffice/4.1.6$Win32 OpenOffice.org_project/416m1$Build-9790</meta:generator>
  </office:meta>
</office:document-meta>
</file>